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381cm"/>
    </style:style>
    <style:style style:name="Table1.C" style:family="table-column">
      <style:table-column-properties style:column-width="12.2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0066b3" fo:padding="0.097cm" fo:border="0.05pt solid #000000">
        <style:background-image/>
      </style:table-cell-properties>
    </style:style>
    <style:style style:name="Tabela1.A2" style:family="table-cell">
      <style:table-cell-properties fo:background-color="#610506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00381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498cm"/>
    </style:style>
    <style:style style:name="Tabela2.B" style:family="table-column">
      <style:table-column-properties style:column-width="12.515cm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91cm"/>
    </style:style>
    <style:style style:name="Tabela3.B" style:family="table-column">
      <style:table-column-properties style:column-width="14.102cm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9348e" officeooo:paragraph-rsid="0009348e"/>
    </style:style>
    <style:style style:name="P2" style:family="paragraph" style:parent-style-name="Standard">
      <style:text-properties officeooo:rsid="0009d0fd" officeooo:paragraph-rsid="0009d0fd"/>
    </style:style>
    <style:style style:name="P3" style:family="paragraph" style:parent-style-name="Standard">
      <style:text-properties fo:font-weight="bold" officeooo:rsid="0009d0fd" officeooo:paragraph-rsid="0009d0fd" style:font-weight-asian="bold" style:font-weight-complex="bold"/>
    </style:style>
    <style:style style:name="P4" style:family="paragraph" style:parent-style-name="Standard">
      <style:text-properties fo:font-weight="bold" officeooo:rsid="0009e05b" officeooo:paragraph-rsid="0009e05b" style:font-weight-asian="bold" style:font-weight-complex="bold"/>
    </style:style>
    <style:style style:name="P5" style:family="paragraph" style:parent-style-name="Standard">
      <style:text-properties fo:font-weight="bold" officeooo:rsid="000bc37b" officeooo:paragraph-rsid="000bc37b" style:font-weight-asian="bold" style:font-weight-complex="bold"/>
    </style:style>
    <style:style style:name="P6" style:family="paragraph" style:parent-style-name="Standard">
      <style:text-properties fo:font-weight="bold" officeooo:rsid="000d36bc" officeooo:paragraph-rsid="000d36bc" style:font-weight-asian="bold" style:font-weight-complex="bold"/>
    </style:style>
    <style:style style:name="P7" style:family="paragraph" style:parent-style-name="Standard">
      <style:text-properties fo:font-weight="bold" officeooo:rsid="000d73cc" officeooo:paragraph-rsid="000d73cc" style:font-weight-asian="bold" style:font-weight-complex="bold"/>
    </style:style>
    <style:style style:name="P8" style:family="paragraph" style:parent-style-name="Standard">
      <style:text-properties fo:font-weight="normal" officeooo:rsid="000d36bc" officeooo:paragraph-rsid="000d36bc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d0fd" officeooo:paragraph-rsid="0009d0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9d0fd" officeooo:paragraph-rsid="0009d0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text-properties fo:font-weight="normal" officeooo:rsid="0009d0fd" officeooo:paragraph-rsid="0009d0fd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9d0fd" officeooo:paragraph-rsid="0009d0fd" style:font-weight-asian="normal" style:font-weight-complex="normal"/>
    </style:style>
    <style:style style:name="P14" style:family="paragraph" style:parent-style-name="Standard">
      <style:text-properties fo:font-weight="normal" officeooo:rsid="0009e05b" officeooo:paragraph-rsid="0009e05b" style:font-weight-asian="normal" style:font-weight-complex="normal"/>
    </style:style>
    <style:style style:name="P15" style:family="paragraph" style:parent-style-name="Standard">
      <style:text-properties fo:font-weight="normal" officeooo:rsid="000bc37b" officeooo:paragraph-rsid="000bc37b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d36bc" officeooo:paragraph-rsid="000d36bc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0d73cc" officeooo:paragraph-rsid="000d73cc" style:font-weight-asian="normal" style:font-weight-complex="normal"/>
    </style:style>
    <style:style style:name="P18" style:family="paragraph" style:parent-style-name="Standard">
      <style:text-properties fo:font-weight="normal" officeooo:rsid="000d73cc" officeooo:paragraph-rsid="000d73cc" style:font-weight-asian="normal" style:font-weight-complex="normal"/>
    </style:style>
    <style:style style:name="P19" style:family="paragraph" style:parent-style-name="Standard">
      <style:text-properties fo:font-weight="normal" officeooo:rsid="000e83c6" officeooo:paragraph-rsid="000e83c6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0e83c6" officeooo:paragraph-rsid="000e83c6" style:font-weight-asian="normal" style:font-weight-complex="normal"/>
    </style:style>
    <style:style style:name="P21" style:family="paragraph" style:parent-style-name="Standard">
      <style:text-properties fo:font-weight="normal" officeooo:rsid="000fb85a" officeooo:paragraph-rsid="000fb85a" style:font-weight-asian="normal" style:font-weight-complex="normal"/>
    </style:style>
    <style:style style:name="P22" style:family="paragraph" style:parent-style-name="Standard" style:list-style-name="L7">
      <style:text-properties fo:font-weight="normal" officeooo:rsid="000fb85a" officeooo:paragraph-rsid="000fb85a" style:font-weight-asian="normal" style:font-weight-complex="normal"/>
    </style:style>
    <style:style style:name="P23" style:family="paragraph" style:parent-style-name="Standard" style:list-style-name="L7">
      <style:text-properties fo:font-weight="normal" officeooo:rsid="00131f8f" officeooo:paragraph-rsid="00131f8f" style:font-weight-asian="normal" style:font-weight-complex="normal"/>
    </style:style>
    <style:style style:name="P24" style:family="paragraph" style:parent-style-name="Standard">
      <style:text-properties fo:font-weight="normal" officeooo:rsid="00131f8f" officeooo:paragraph-rsid="00131f8f" style:font-weight-asian="normal" style:font-weight-complex="normal"/>
    </style:style>
    <style:style style:name="P25" style:family="paragraph" style:parent-style-name="Standard" style:list-style-name="L1">
      <style:text-properties fo:font-weight="bold" officeooo:rsid="0009d0fd" officeooo:paragraph-rsid="0009d0fd" style:font-weight-asian="bold" style:font-weight-complex="bold"/>
    </style:style>
    <style:style style:name="P26" style:family="paragraph" style:parent-style-name="Standard" style:list-style-name="L3">
      <style:text-properties fo:font-weight="bold" officeooo:rsid="0009e05b" officeooo:paragraph-rsid="0009e05b" style:font-weight-asian="bold" style:font-weight-complex="bold"/>
    </style:style>
    <style:style style:name="P27" style:family="paragraph" style:parent-style-name="Standard" style:list-style-name="L4">
      <style:text-properties fo:font-weight="bold" officeooo:rsid="000d36bc" officeooo:paragraph-rsid="000d36bc" style:font-weight-asian="bold" style:font-weight-complex="bold"/>
    </style:style>
    <style:style style:name="P28" style:family="paragraph" style:parent-style-name="Standard" style:list-style-name="L5">
      <style:text-properties fo:font-weight="bold" officeooo:rsid="000d73cc" officeooo:paragraph-rsid="000d73cc" style:font-weight-asian="bold" style:font-weight-complex="bold"/>
    </style:style>
    <style:style style:name="P29" style:family="paragraph" style:parent-style-name="Standard">
      <style:text-properties fo:font-weight="bold" officeooo:rsid="00147314" officeooo:paragraph-rsid="00147314" style:font-weight-asian="bold" style:font-weight-complex="bold"/>
    </style:style>
    <style:style style:name="P30" style:family="paragraph" style:parent-style-name="Standard" style:list-style-name="L8">
      <style:text-properties fo:font-weight="bold" officeooo:rsid="00147314" officeooo:paragraph-rsid="00147314" style:font-weight-asian="bold" style:font-weight-complex="bold"/>
    </style:style>
    <style:style style:name="P31" style:family="paragraph" style:parent-style-name="Standard">
      <style:text-properties fo:font-weight="bold" officeooo:rsid="0014dff4" officeooo:paragraph-rsid="0014dff4" style:font-weight-asian="bold" style:font-weight-complex="bold"/>
    </style:style>
    <style:style style:name="P32" style:family="paragraph" style:parent-style-name="Table_20_Contents">
      <style:text-properties officeooo:rsid="000e83c6" officeooo:paragraph-rsid="000e83c6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e83c6" officeooo:paragraph-rsid="000e83c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ee2a5" officeooo:paragraph-rsid="000ee2a5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4dff4" officeooo:paragraph-rsid="0014dff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fo:font-weight="bold" officeooo:rsid="000e83c6" officeooo:paragraph-rsid="000e83c6" style:font-weight-asian="bold" style:font-weight-complex="bold"/>
    </style:style>
    <style:style style:name="P37" style:family="paragraph" style:parent-style-name="Table_20_Contents">
      <style:text-properties officeooo:rsid="000ee2a5" officeooo:paragraph-rsid="000ee2a5"/>
    </style:style>
    <style:style style:name="P38" style:family="paragraph" style:parent-style-name="Table_20_Contents">
      <style:paragraph-properties fo:text-align="center" style:justify-single-word="false"/>
      <style:text-properties officeooo:rsid="000ee2a5" officeooo:paragraph-rsid="000ee2a5"/>
    </style:style>
    <style:style style:name="P39" style:family="paragraph" style:parent-style-name="Table_20_Contents">
      <style:text-properties officeooo:rsid="0014dff4" officeooo:paragraph-rsid="0014dff4"/>
    </style:style>
    <style:style style:name="P40" style:family="paragraph" style:parent-style-name="Table_20_Contents" style:list-style-name="L9">
      <style:text-properties officeooo:rsid="001641a4" officeooo:paragraph-rsid="001641a4"/>
    </style:style>
    <style:style style:name="P41" style:family="paragraph" style:parent-style-name="Table_20_Contents">
      <style:text-properties officeooo:rsid="00168adc" officeooo:paragraph-rsid="00168adc"/>
    </style:style>
    <style:style style:name="P42" style:family="paragraph" style:parent-style-name="Table_20_Contents">
      <style:paragraph-properties fo:text-align="center" style:justify-single-word="false"/>
      <style:text-properties officeooo:rsid="00168adc" officeooo:paragraph-rsid="00168adc"/>
    </style:style>
    <style:style style:name="P43" style:family="paragraph" style:parent-style-name="Table_20_Contents">
      <style:text-properties officeooo:rsid="00168adc" officeooo:paragraph-rsid="0017ad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ed1c24"/>
    </style:style>
    <style:style style:name="T6" style:family="text">
      <style:text-properties officeooo:rsid="0011768d"/>
    </style:style>
    <style:style style:name="T7" style:family="text">
      <style:text-properties officeooo:rsid="001641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Direitos do homem</text:span> → direitos naturais, válido em todos os tempos. Existência se justifica somente no plano <text:span text:style-name="T1">jusnaturalista</text:span><text:span text:style-name="T2">.</text:span></text:p>
      <text:p text:style-name="P2"><text:span text:style-name="T4">Direitos fundamentais</text:span><text:span text:style-name="T1"> </text:span>→ direitos da pessoa consagrados em determinado momento histórico, positivados em determinada ordem jurídica.</text:p>
      <text:p text:style-name="P3"><text:span text:style-name="T3">Direitos humanos</text:span><text:span text:style-name="T2"> → direitos positivados em </text:span>tratados internacionais<text:span text:style-name="T2">.</text:span></text:p>
      <text:p text:style-name="P12"/>
      <text:p text:style-name="P12">Direitos fundamentias x Garantias fundamentais:</text:p>
      <text:list xml:id="list152007922" text:style-name="L1">
        <text:list-item>
          <text:p text:style-name="P25">direitos fundamentais<text:span text:style-name="T2"> → bens protegidos pela Constituição;</text:span></text:p>
        </text:list-item>
        <text:list-item>
          <text:p text:style-name="P25">garantias fundamentais<text:span text:style-name="T2"> → formas (instrumentos constitucionais) de se proteger <text:s/>os direitos fundamentais.</text:span></text:p>
        </text:list-item>
      </text:list>
      <text:p text:style-name="P12">Para Canotilho, garantias são também direitos.</text:p>
      <text:p text:style-name="P12"/>
      <table:table table:name="Table1" table:style-name="Table1" table:template-name="Default Style">
        <table:table-column table:style-name="Table1.A" table:number-columns-repeated="2"/>
        <table:table-column table:style-name="Table1.C"/>
        <table:table-row table:style-name="Table1.1">
          <table:table-cell table:style-name="Table1.A1" table:number-columns-spanned="3" office:value-type="string">
            <text:p text:style-name="P11">Gerações dos Direito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9">Liberdade</text:p>
          </table:table-cell>
          <table:table-cell table:style-name="Table1.A2" office:value-type="string">
            <text:p text:style-name="P9">1ª geração</text:p>
          </table:table-cell>
          <table:table-cell table:style-name="Table1.C2" office:value-type="string">
            <text:p text:style-name="P10">Restringir ação do Estado sobre o indivíduo.</text:p>
            <text:p text:style-name="P10">Liberdades negativas.</text:p>
            <text:p text:style-name="P10">Direitos civis e políticos.</text:p>
          </table:table-cell>
        </table:table-row>
        <table:table-row>
          <table:table-cell table:style-name="Table1.A2" office:value-type="string">
            <text:p text:style-name="P9">Igualdade</text:p>
          </table:table-cell>
          <table:table-cell table:style-name="Table1.A2" office:value-type="string">
            <text:p text:style-name="P9">2ª geração</text:p>
          </table:table-cell>
          <table:table-cell table:style-name="Table1.C2" office:value-type="string">
            <text:p text:style-name="P10">Prestações positivas do Estado aos indivíduos.</text:p>
            <text:p text:style-name="P10">Liberdades positivas (normas programáticas).</text:p>
            <text:p text:style-name="P10">Direitos econômicos, sociais e culturais.</text:p>
          </table:table-cell>
        </table:table-row>
        <table:table-row>
          <table:table-cell table:style-name="Table1.A2" office:value-type="string">
            <text:p text:style-name="P9">Fraternidade</text:p>
          </table:table-cell>
          <table:table-cell table:style-name="Table1.A2" office:value-type="string">
            <text:p text:style-name="P9">3ª geração</text:p>
          </table:table-cell>
          <table:table-cell table:style-name="Table1.C2" office:value-type="string">
            <text:p text:style-name="P10">Direitos difusos e coletivos.</text:p>
          </table:table-cell>
        </table:table-row>
      </table:table>
      <text:p text:style-name="P12"/>
      <text:p text:style-name="P12">Parte da doutrina:</text:p>
      <text:list xml:id="list2939155865" text:style-name="L2">
        <text:list-item>
          <text:p text:style-name="P13">4ª geração → direitos relacionados à globalização.</text:p>
          <text:list>
            <text:list-item>
              <text:p text:style-name="P13">Bonavides: democracia, informação, pluralismo;</text:p>
            </text:list-item>
            <text:list-item>
              <text:p text:style-name="P13">Bobbio: engenharia genética;</text:p>
            </text:list-item>
          </text:list>
        </text:list-item>
        <text:list-item>
          <text:p text:style-name="P13">5ª geração → direito à paz.</text:p>
        </text:list-item>
      </text:list>
      <text:p text:style-name="P12"/>
      <text:p text:style-name="P4"><text:span text:style-name="T2">Características dos </text:span><text:span text:style-name="T5">direitos fundamentais</text:span><text:span text:style-name="T2">:</text:span></text:p>
      <text:list xml:id="list3042102285" text:style-name="L3">
        <text:list-item>
          <text:p text:style-name="P26">universalidade<text:span text:style-name="T2">: núcleo mínimo de direitos que deve ser outorgado a todos;</text:span></text:p>
        </text:list-item>
        <text:list-item>
          <text:p text:style-name="P26">historicidade<text:span text:style-name="T2">: mutáveis e sujeitos a ampliações;</text:span></text:p>
        </text:list-item>
        <text:list-item>
          <text:p text:style-name="P26">indivisibilidade<text:span text:style-name="T2">: conjunto único, indivisível de direitos;</text:span></text:p>
        </text:list-item>
        <text:list-item>
          <text:p text:style-name="P26">inalienabilidade<text:span text:style-name="T2">: intransferíveis e inegociáveis;</text:span></text:p>
        </text:list-item>
        <text:list-item>
          <text:p text:style-name="P26">imprescritibilidade<text:span text:style-name="T2">: não se perdem com o tempo;</text:span></text:p>
        </text:list-item>
        <text:list-item>
          <text:p text:style-name="P26">irrenunciabilidade<text:span text:style-name="T2">: seu titular não pode dele dispor;</text:span></text:p>
        </text:list-item>
        <text:list-item>
          <text:p text:style-name="P26">relatividade/limitabilidade<text:span text:style-name="T2">: não há direito absoluto, são relativos, limitáveis, no caso concreto;</text:span></text:p>
        </text:list-item>
        <text:list-item>
          <text:p text:style-name="P26">complementariedade<text:span text:style-name="T2">: compõem um sistema único, se complementam;</text:span></text:p>
        </text:list-item>
        <text:list-item>
          <text:p text:style-name="P26">concorrência<text:span text:style-name="T2">: podem ser exercidos cumulativamente, ao mesmo tempo;</text:span></text:p>
        </text:list-item>
        <text:list-item>
          <text:p text:style-name="P26">efetividade<text:span text:style-name="T2">: Poder Público deve concretizá-los;</text:span></text:p>
        </text:list-item>
        <text:list-item>
          <text:p text:style-name="P26">proibição do retrocesso<text:span text:style-name="T2">: não podem ser enfraquecidos ou suprimidos.</text:span></text:p>
        </text:list-item>
      </text:list>
      <text:p text:style-name="P14"/>
      <text:p text:style-name="P5"><text:span text:style-name="T2">Dimensão </text:span>subjetiva<text:span text:style-name="T2"> → direitos fundamentais são exigíveis do Estado.</text:span></text:p>
      <text:p text:style-name="P5"><text:span text:style-name="T2">Dimensão </text:span>objetiva<text:span text:style-name="T2"> → direitos fundamentais são dotados de alta carga valorativa – princípios estruturantes do Estado, cuja eficácia se irradia por todo o ordenamento jurídico.</text:span></text:p>
      <text:p text:style-name="P15"/>
      <text:p text:style-name="P6">Limites aos direitos fundamentais<text:span text:style-name="T2">:</text:span></text:p>
      <text:list xml:id="list1916383563" text:style-name="L4">
        <text:list-item>
          <text:p text:style-name="P27">teoria interna<text:span text:style-name="T2"> (absoluta):</text:span></text:p>
          <text:list>
            <text:list-item>
              <text:p text:style-name="P16">os limites do direito lhes são imanentes, intrínsecos;</text:p>
            </text:list-item>
            <text:list-item>
              <text:p text:style-name="P16"><text:soft-page-break/>não há influência de aspectos externos;</text:p>
            </text:list-item>
            <text:list-item>
              <text:p text:style-name="P27"><text:span text:style-name="T2">núcleo essencial é insuscetível de violação, </text:span>independentemente<text:span text:style-name="T2"> do caso concreto;</text:span></text:p>
            </text:list-item>
          </text:list>
        </text:list-item>
        <text:list-item>
          <text:p text:style-name="P27">teoria externa<text:span text:style-name="T2"> (relativa):</text:span></text:p>
          <text:list>
            <text:list-item>
              <text:p text:style-name="P16">fatores externos irão determinar os limites dos direitos fundamentais;</text:p>
            </text:list-item>
            <text:list-item>
              <text:p text:style-name="P16">núcleo essencial <text:span text:style-name="T1">depende</text:span> do caso concreto.</text:p>
            </text:list-item>
          </text:list>
        </text:list-item>
      </text:list>
      <text:p text:style-name="P8"/>
      <text:p text:style-name="P7">Teoria do limite dos limites<text:span text:style-name="T2">:</text:span></text:p>
      <text:list xml:id="list52099122" text:style-name="L5">
        <text:list-item>
          <text:p text:style-name="P17">visa impedir a violação do núcleo essencial dos direitos fundamentais;</text:p>
        </text:list-item>
        <text:list-item>
          <text:p text:style-name="P17">visa impor limites às restrições aos direitos fundamentais criados pelo legislador;</text:p>
        </text:list-item>
        <text:list-item>
          <text:p text:style-name="P17">aplicação do princípio da proporcionalidade;</text:p>
        </text:list-item>
        <text:list-item>
          <text:p text:style-name="P28"><text:span text:style-name="T2">o dever de proteção ao núcleo essencial está </text:span>implícito<text:span text:style-name="T2"> na CF.</text:span></text:p>
        </text:list-item>
      </text:list>
      <text:p text:style-name="P18"/>
      <text:p text:style-name="P19">Eficácia horizontal = efeito externo dos direitos fundamentais.</text:p>
      <text:list xml:id="list1595789192" text:style-name="L6">
        <text:list-item>
          <text:p text:style-name="P20">Eficácia horizontal → relações entre particulares.</text:p>
        </text:list-item>
      </text:list>
      <text:p text:style-name="P19"/>
      <table:table table:name="Tabela1" table:style-name="Tabela1">
        <table:table-column table:style-name="Tabela1.A" table:number-columns-repeated="2"/>
        <table:table-row>
          <table:table-cell table:style-name="Tabela1.A1" table:number-columns-spanned="2" office:value-type="string">
            <text:p text:style-name="P36">Teorias sobre a aplicação dos direitos fundamentais</text:p>
          </table:table-cell>
          <table:covered-table-cell/>
        </table:table-row>
        <table:table-row>
          <table:table-cell table:style-name="Tabela1.A2" office:value-type="string">
            <text:p text:style-name="P33">Teoria da eficácia INDIRETA E MEDIATA</text:p>
          </table:table-cell>
          <table:table-cell table:style-name="Tabela1.B2" office:value-type="string">
            <text:p text:style-name="P33">Teoria da eficácia DIRETA E IMEDIATA</text:p>
          </table:table-cell>
        </table:table-row>
        <table:table-row>
          <table:table-cell table:style-name="Tabela1.A3" office:value-type="string">
            <text:p text:style-name="P32">Direitos fundamentais só se aplicam nas relações jurídicas entre particulares de forma <text:span text:style-name="T1">indireta</text:span><text:span text:style-name="T2">, excepcionalmente, por meio das cláusulas gerais de direito privado.</text:span></text:p>
          </table:table-cell>
          <table:table-cell table:style-name="Tabela1.B3" office:value-type="string">
            <text:p text:style-name="P32">Direitos fundamentais incidem <text:span text:style-name="T1">diretamente</text:span><text:span text:style-name="T2"> nas relações entre particulares. Estes são tão obrigados a cumpri-los quanto o Poder Público.</text:span></text:p>
          </table:table-cell>
        </table:table-row>
        <table:table-row>
          <table:table-cell table:style-name="Tabela1.A3" office:value-type="string">
            <text:p text:style-name="P32">Incompatível com o art. 5, §1º, da CF88.</text:p>
          </table:table-cell>
          <table:table-cell table:style-name="Tabela1.B3" office:value-type="string">
            <text:p text:style-name="P32">Adotada pelo STF.</text:p>
          </table:table-cell>
        </table:table-row>
      </table:table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rows-spanned="5" office:value-type="string">
            <text:p text:style-name="P34">Direitos Fundamentais</text:p>
            <text:p text:style-name="P38">(rol exemplificativo)</text:p>
            <text:p text:style-name="P38">“Direitos Catalogados”</text:p>
          </table:table-cell>
          <table:table-cell table:style-name="Tabela2.B1" office:value-type="string">
            <text:p text:style-name="P37">Direitos individuais e coletivos</text:p>
          </table:table-cell>
        </table:table-row>
        <table:table-row>
          <table:covered-table-cell/>
          <table:table-cell table:style-name="Tabela2.B5" office:value-type="string">
            <text:p text:style-name="P37">Direitos sociais</text:p>
          </table:table-cell>
        </table:table-row>
        <table:table-row>
          <table:covered-table-cell/>
          <table:table-cell table:style-name="Tabela2.B5" office:value-type="string">
            <text:p text:style-name="P37">Direitos de nacionalidade</text:p>
          </table:table-cell>
        </table:table-row>
        <table:table-row>
          <table:covered-table-cell/>
          <table:table-cell table:style-name="Tabela2.B5" office:value-type="string">
            <text:p text:style-name="P37">Direitos políticos</text:p>
          </table:table-cell>
        </table:table-row>
        <table:table-row>
          <table:covered-table-cell/>
          <table:table-cell table:style-name="Tabela2.B5" office:value-type="string">
            <text:p text:style-name="P37">Direitos de existência, organização e participação em partidos políticos</text:p>
          </table:table-cell>
        </table:table-row>
      </table:table>
      <text:p text:style-name="P19"/>
      <text:p text:style-name="P21">Princípio da <text:span text:style-name="T1">legalidade</text:span> → lei em sentido amplo (normas legais e infralegais).</text:p>
      <text:p text:style-name="P21">Princípio da <text:span text:style-name="T1">reserva legal</text:span> → lei em sentido estrito (leis e normas com força de lei).</text:p>
      <text:list xml:id="list2644911261" text:style-name="L7">
        <text:list-item>
          <text:p text:style-name="P22">Reserva legal <text:span text:style-name="T1">absoluta</text:span> → quando norma constitucional exige, para sua integral regulamentação, a edição de lei formal;</text:p>
        </text:list-item>
        <text:list-item>
          <text:p text:style-name="P22">Reserva legal <text:span text:style-name="T1">relativa</text:span> → <text:span text:style-name="T6">quando, apesar de a CF exigi lei formal, esta permite que a lei fixe apenas parâmetros de atuação para o órgão administrativo, que poderá complementá-la por ato infralegal;</text:span></text:p>
        </text:list-item>
        <text:list-item>
          <text:p text:style-name="P23">Reserva legal<text:span text:style-name="T1"> simples</text:span> → exige lei formal para dispor sobre certa matéria, mas não especifica qual o conteúdo ou a finalidade do ato;</text:p>
        </text:list-item>
        <text:list-item>
          <text:p text:style-name="P23">Reserva legal<text:span text:style-name="T1"> qualificada</text:span> → exige lei formal para dispor sobre certa matéria, já definindo, previamente, o conteúdo da lei e a finalidade do ato.</text:p>
        </text:list-item>
      </text:list>
      <text:p text:style-name="P24"/>
      <text:p text:style-name="P29"><text:span text:style-name="T2">Peças apócrifas </text:span>não<text:span text:style-name="T2"> podem ser formalmente incorporadas ao processo, salvo quando:</text:span></text:p>
      <text:list xml:id="list4151465817" text:style-name="L8">
        <text:list-item>
          <text:p text:style-name="P30"><text:span text:style-name="T2">forem produzidas pelo acusado; ou</text:span></text:p>
        </text:list-item>
        <text:list-item>
          <text:p text:style-name="P30"><text:span text:style-name="T2">quando constituírem elas próprias o corpo de delito.</text:span></text:p>
        </text:list-item>
      </text:list>
      <text:p text:style-name="P29"><text:span text:style-name="T2"/></text:p>
      <text:p text:style-name="P29"><text:soft-page-break/><text:span text:style-name="T2">STF: o TCU </text:span>não<text:span text:style-name="T2"> pode manter em sigilo a autoria de denúncia contra administrador público a ele apresentada.</text:span></text:p>
      <text:p text:style-name="P29"><text:span text:style-name="T2"/></text:p>
      <text:p text:style-name="P31"><text:span text:style-name="T2">No que diz respeito a </text:span>servidor público<text:span text:style-name="T2"> que, no exercício de suas funções, é injustamente ofendido em sua honra e imagem, o STF entende que a </text:span>indenização está sujeita a uma cláusula de modicidade<text:span text:style-name="T2">.</text:span></text:p>
      <text:p text:style-name="P31"><text:span text:style-name="T2"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rows-spanned="3" office:value-type="string">
            <text:p text:style-name="P35">Quebra de sigilo bancário <text:span text:style-name="T7">e fiscal</text:span></text:p>
          </table:table-cell>
          <table:table-cell table:style-name="Tabela3.B1" office:value-type="string">
            <text:p text:style-name="P39">Poder Judiciário</text:p>
          </table:table-cell>
        </table:table-row>
        <table:table-row>
          <table:covered-table-cell/>
          <table:table-cell table:style-name="Tabela3.B3" office:value-type="string">
            <text:p text:style-name="P39">CPI federal ou estadual</text:p>
          </table:table-cell>
        </table:table-row>
        <table:table-row>
          <table:covered-table-cell/>
          <table:table-cell table:style-name="Tabela3.B3" office:value-type="string">
            <text:p text:style-name="P39">MP, apenas para contas bancárias da titularidade de entes públicos</text:p>
          </table:table-cell>
        </table:table-row>
        <table:table-row>
          <table:table-cell table:style-name="Tabela3.A4" table:number-rows-spanned="3" office:value-type="string">
            <text:p text:style-name="P42">Observações</text:p>
          </table:table-cell>
          <table:table-cell table:style-name="Tabela3.B5" office:value-type="string">
            <text:p text:style-name="P39">Autoridades fiscais podem requisitar informações protegidas por sigilo bancário a instituições financeiras, <text:span text:style-name="T7">desde que atendidas as seguintes condições:</text:span></text:p>
            <text:list xml:id="list3249635941" text:style-name="L9">
              <text:list-item>
                <text:p text:style-name="P40">processo administrativo instaurado ou procedimento fiscal em curso; e</text:p>
              </text:list-item>
              <text:list-item>
                <text:p text:style-name="P40">informações consideradas indispensáveis pela autoridade competente.</text:p>
              </text:list-item>
            </text:list>
          </table:table-cell>
        </table:table-row>
        <table:table-row>
          <table:covered-table-cell/>
          <table:table-cell table:style-name="Tabela3.B5" office:value-type="string">
            <text:p text:style-name="P43">STF reconhece, em caráter excepcionalíssimo, a possibilidade de quebra de sigilo bancário pelo MP, que se dará no âmbito de procedimento administrativo que vise à <text:span text:style-name="T1">defesa do patrimônio público</text:span><text:span text:style-name="T2"> (dinheiros ou verbas públicas).</text:span></text:p>
          </table:table-cell>
        </table:table-row>
        <table:table-row>
          <table:covered-table-cell/>
          <table:table-cell table:style-name="Tabela3.B6" office:value-type="string">
            <text:p text:style-name="P41">TCU tem competência para requisitar informações relativas a operações de crédito originárias de recursos públicos. <text:span text:style-name="T1">Não significa que o TCU pode quebrar sigilo bancário</text:span><text:span text:style-name="T2">, visto que operações financeiras que envolvam recursos públicos </text:span><text:span text:style-name="T1">não</text:span><text:span text:style-name="T2"> estão abrangidas pelo sigilo bancário.</text:span></text:p>
          </table:table-cell>
        </table:table-row>
      </table:table>
      <text:p text:style-name="P3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348e" officeooo:paragraph-rsid="000934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Direitos e deveres individuais e coletivos (parte 1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43:18.491000000</meta:creation-date>
    <dc:date>2018-04-12T20:11:42.218000000</dc:date>
    <meta:editing-duration>PT58M50S</meta:editing-duration>
    <meta:editing-cycles>14</meta:editing-cycles>
    <meta:generator>LibreOffice/5.4.4.2$Windows_X86_64 LibreOffice_project/2524958677847fb3bb44820e40380acbe820f960</meta:generator>
    <meta:document-statistic meta:table-count="4" meta:image-count="0" meta:object-count="0" meta:page-count="3" meta:paragraph-count="92" meta:word-count="832" meta:character-count="5759" meta:non-whitespace-character-count="5053"/>
  </office:meta>
</office:document-meta>
</file>